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FiraCode Nerd Font" svg:font-family="'FiraCode Nerd Font'" style:font-pitch="fixed"/>
    <style:font-face style:name="FreeSans" svg:font-family="FreeSans" style:font-family-generic="swiss"/>
    <style:font-face style:name="FreeSans1" svg:font-family="FreeSans" style:font-family-generic="system" style:font-pitch="variable"/>
    <style:font-face style:name="Iosevka Comfy" svg:font-family="'Iosevka Comfy'"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s Nerd Font" svg:font-family="'Symbols Nerd Font'" style:font-pitch="variable"/>
    <style:font-face style:name="Unifont" svg:font-family="Unifont" style:font-family-generic="system" style:font-pitch="variable"/>
  </office:font-face-decls>
  <office:automatic-styles>
    <style:style style:name="P1" style:family="paragraph" style:parent-style-name="Standard">
      <style:text-properties style:font-name="DejaVu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konzept für The Witcher 3 Item Shop</text:p>
      <text:p text:style-name="P1"/>
      <text:p text:style-name="P1">## Kurzbeschreibung der Organisation</text:p>
      <text:p text:style-name="P1">Unser Auftragsgeber CD Projekt S.A., mit Sitz in Polen, ist ein der führenden Entwickler und Publisher von Computerspielen für den internationalen Markt. Bekannt für immersive und umfangreiche Rollenspiele wie die The Witcher Reihe, sowie Cyberpunk 2077, erziehlte das Unternehmen weltweit massive Verkaufszahlen und wurde von der Kritik hoch gelobt. Dabei erlangte The Witcher 3 besonderen Kultstatus in der RPG-Community aufgrund seiner spannenden Story. Um das Spielerlebnis nun weiter zu verbessern, plant CD Projekt die Einführung eines Ingame Item Shop für The Witcher 3.</text:p>
      <text:p text:style-name="P1"/>
      <text:p text:style-name="P1">## Ziele des Projektes</text:p>
      <text:p text:style-name="P1">Das primäre Ziel des Shops ist der Verkauf von virtuellen Gegenständen, die Spieler in der The Witcher Ingamewelt verwenden können, um ihr Spielerlebnis anzupassen, sei es durch kosmetische Änderungen, für erleichterten Spielfortschritt oder um bei dem Fortschritt der Mitspieler mitzuhalten. Dabei bietet der Shop Artikel aus verschiedenen Kategorien an, darunter Waffen, Rüstungen und Tränke.</text:p>
      <text:p text:style-name="P1">Zusätzlich dient die Webseite auch als Informationsplattform mit Wikibeiträgen über die einzelnen Spielgegenstände, um Spielern Informationen und Vergleiche zwischen möglichen Ausrüstungskombinationen zu bieten.</text:p>
      <text:p text:style-name="P1">Durch diesen Aufbau soll die Nutzererfahrung gesteigert werden und ein intuitives und unkompliziertes Spielerlebnis geschaffen werden, bei dem sich jeder Spieler sein persönliches Herausforderungslevel einstellen kann.</text:p>
      <text:p text:style-name="P1"/>
      <text:p text:style-name="P1">## Zielgruppen und deren Bedürfnisse</text:p>
      <text:p text:style-name="P1"/>
      <text:p text:style-name="P1">### Zielgruppen und deren Bedürfnisse:</text:p>
      <text:p text:style-name="P1">**Neulinge und Gelegenheitsspieler**</text:p>
      <text:p text:style-name="P1">Neulinge und Gelegenheitsspieler benötigen eine einfache Navigation und eine intuitive Benutzeroberfläche um sich schnell und einfach zurechtzufinden. Sie wollen ihr Spielerlebnis und ihren Spielfortschritt durch die Angebotenen Spielgegenstände verbessern oder um mit ihren Freunden mithalten zu können.</text:p>
      <text:p text:style-name="P1"/>
      <text:p text:style-name="P1">**Erfahrene Spieler**</text:p>
      <text:p text:style-name="P1">Erfahrene Spieler benötigen detaillierte Informationen zu den Spielgegenständen, sowie eine erweiterte Such- und Filterfunktion um die gewünschten Artikel gezielt zu finden.</text:p>
      <text:p text:style-name="P1"/>
      <text:p text:style-name="P1">**Personen mit Beeinträchtigung**</text:p>
      <text:p text:style-name="P1">Personen mit Beeinträchtigungen benötigen eine barrierefreie Webseite, welche Screenreader unterstützt, anpassbare Schriftgrößen und Kontraste erlaubt und unterstützt. Sie wollen ebenfalls ihr Spielerlebnis und ihren Spielfortschritt verbessern und profitieren ebenfalls von einer übersichtlichen Wiki.</text:p>
      <text:p text:style-name="P1"/>
      <text:p text:style-name="P1">**Sammler**</text:p>
      <text:p text:style-name="P1">Sammler interessieren sich für exklusive kosmetische Items und erwarten hochwertige Vorschaubilder und die Möglichkeit einzigartige Charakteranpassungen zu erwerben. Zudem ist eine News Sektion, welche <text:soft-page-break/>neue Artikel im Shop ankündigt, besonders praktisch für Sammler von seltenen Spielgegenständen.</text:p>
      <text:p text:style-name="P1"/>
      <text:p text:style-name="P1">**Eltern und Erziehungsberechtige**</text:p>
      <text:p text:style-name="P1">Eltern und Erziehungsberechtigte brauchen sichere Zahlungsfunktionen, Informationen über die kaufbaren Artikel, sowie Bewertungen der einzelnen Artikel. Sie erwarten ein seriöses Auftreten und Informationen zu Impressum und Datenschutz/rechtlichem.</text:p>
      <text:p text:style-name="P1"/>
      <text:p text:style-name="P1">## Funktionen der Website</text:p>
      <text:p text:style-name="P1"/>
      <text:p text:style-name="P1">### Grundfunktionen</text:p>
      <text:p text:style-name="P1">**Startseite**</text:p>
      <text:p text:style-name="P1">- News rund ums Spiel und die Community.</text:p>
      <text:p text:style-name="P1">- Einblick in die Top-Verkäufe aus dem Shop und in die eigens zuvor bestellten Artikel.</text:p>
      <text:p text:style-name="P1"/>
      <text:p text:style-name="P1">**Shop Funktionen**</text:p>
      <text:p text:style-name="P1">- Produktsuche und Filter: Möglichkeit, nach Spielgegenständen zu suchen, zu filtern und zu sortieren.</text:p>
      <text:p text:style-name="P1"/>
      <text:p text:style-name="P1">**Produktseiten**</text:p>
      <text:p text:style-name="P1">- Detaillierte Informationen zu jedem Artikel mit Bildern, Beschreibung und Attributen.</text:p>
      <text:p text:style-name="P1"/>
      <text:p text:style-name="P1">**Warenkorb**</text:p>
      <text:p text:style-name="P1">- Hinzufügen von Artikeln zum Warenkorb und Bearbeitung von diesem.</text:p>
      <text:p text:style-name="P1"/>
      <text:p text:style-name="P1">**Kaufabwicklung**</text:p>
      <text:p text:style-name="P1">- Bestellformular mit visueller Bestellbestätigung für einen sicheren Einkauf.</text:p>
      <text:p text:style-name="P1"/>
      <text:p text:style-name="P1">### Zusätzliche Funktionen</text:p>
      <text:p text:style-name="P1">**Wiki Integration**</text:p>
      <text:p text:style-name="P1">- Zugriff auf ausführliche Wikibeiträge für ausführliche Informationen zu den Items.</text:p>
      <text:p text:style-name="P1"/>
      <text:p text:style-name="P1">**Interaktive Suche**</text:p>
      <text:p text:style-name="P1">- Dynamische Anzeige von Suchergebnissen während der Eingabe.</text:p>
      <text:p text:style-name="P1"/>
      <text:p text:style-name="P1">**Barrierefreiheit**</text:p>
      <text:p text:style-name="P1">- Funktionen wie Tastatursteuerung und anpassbare Farbgebung für Benutzer mit besonderen Bedürfnissen, sowie weitere einstellbare Optionen.</text:p>
      <text:p text:style-name="P1"/>
      <text:p text:style-name="P1">**Personalisierung**</text:p>
      <text:p text:style-name="P1">- Anpassbare Themes und einen Nachtmodus für ein individuelles Nutzererlebnis.</text:p>
      <text:p text:style-name="P1"/>
      <text:p text:style-name="P1">## Informationen zur Gestaltung</text:p>
      <text:p text:style-name="P1"/>
      <text:p text:style-name="P1">**Intuitive Navigation**</text:p>
      <text:p text:style-name="P1"><text:soft-page-break/>- Die Navigationsleiste bleibt konstant sichtbar, um es den Nutzern zu ermöglichen jederzeit auf verschiedene Bereiche der Webseite zugreifen zu können</text:p>
      <text:p text:style-name="P1"/>
      <text:p text:style-name="P1">## Sitemap</text:p>
      <text:p text:style-name="P1"/>
      <text:p text:style-name="P1">- **Startseite**</text:p>
      <text:p text:style-name="P1"><text:s text:c="2"/>- **Hauptbereich**</text:p>
      <text:p text:style-name="P1"><text:s text:c="4"/>- Aktuelle News zu Updates, neuen Spielgegenständen oder Rabatten und Angeboten</text:p>
      <text:p text:style-name="P1"><text:s text:c="4"/>- Kaufhistorie und Top-Empfehlungen</text:p>
      <text:p text:style-name="P1"/>
      <text:p text:style-name="P1">- **Shop**</text:p>
      <text:p text:style-name="P1"><text:s text:c="2"/>- **Waffen**</text:p>
      <text:p text:style-name="P1"><text:s text:c="4"/>- z.B. Schwerter, …</text:p>
      <text:p text:style-name="P1"><text:s text:c="2"/>- **Rüstungen**</text:p>
      <text:p text:style-name="P1"><text:s text:c="4"/>- z.B. Leichte/Schwere Rüstungen, …</text:p>
      <text:p text:style-name="P1"><text:s text:c="2"/>- **Tränke**</text:p>
      <text:p text:style-name="P1"><text:s text:c="4"/>- z.B. Heiltränke, …</text:p>
      <text:p text:style-name="P1"><text:s text:c="2"/>- Suchfunktionen innerhalb des Shops</text:p>
      <text:p text:style-name="P1"><text:s text:c="2"/>- Filter- und Sortieroptionen</text:p>
      <text:p text:style-name="P1"/>
      <text:p text:style-name="P1">- **Wiki**</text:p>
      <text:p text:style-name="P1"><text:s text:c="2"/>- Detaillierte Artikel zu Spielgegenständen</text:p>
      <text:p text:style-name="P1"><text:s text:c="2"/>- Gruppierung der Gegenstände in Kategorien</text:p>
      <text:p text:style-name="P1"><text:s text:c="2"/>- Such- und Filterfunktion</text:p>
      <text:p text:style-name="P1"/>
      <text:p text:style-name="P1">- **Warenkorb**</text:p>
      <text:p text:style-name="P1"><text:s text:c="2"/>- Auflistung und Übersicht der ausgewählten Artikel</text:p>
      <text:p text:style-name="P1"><text:s text:c="2"/>- Berechnung des Gesamtpreises inkl. Steuern</text:p>
      <text:p text:style-name="P1"><text:s text:c="2"/>- Bestellformular und Angebot sicherer Bezahlfunktionen (bspw. PayPal)</text:p>
      <text:p text:style-name="P1"/>
      <text:p text:style-name="P1">- **Kontakt**</text:p>
      <text:p text:style-name="P1"><text:s text:c="2"/>- Kontaktformular mit Kategorien zu verschiedenen Problemen</text:p>
      <text:p text:style-name="P1"><text:s text:c="2"/>- FAQs</text:p>
      <text:p text:style-name="P1"/>
      <text:p text:style-name="P1">- **Impressum/Datenschutz**</text:p>
      <text:p text:style-name="P1"><text:s text:c="2"/>- Rechtliche Hinweise</text:p>
      <text:p text:style-name="P1"><text:s text:c="2"/>- Datenschutzerklärung</text:p>
      <text:p text:style-name="P1"/>
      <text:p text:style-name="P1">- **Unterstützende Navigationselemente (auf jeder Seite zu finden)**</text:p>
      <text:p text:style-name="P1"><text:s text:c="2"/>- Navbar: Startseite, Shop, Wiki, Warenkorb, Themes (Nachtmodus), Suche</text:p>
      <text:p text:style-name="P1"><text:s text:c="2"/>- Footer: Impressum/Datenschutz, Newsletter-Anmeldung, Social Media Links, Einstellungen-Barrierefreihe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FiraCode Nerd Font" svg:font-family="'FiraCode Nerd Font'" style:font-pitch="fixed"/>
    <style:font-face style:name="FreeSans" svg:font-family="FreeSans" style:font-family-generic="swiss"/>
    <style:font-face style:name="FreeSans1" svg:font-family="FreeSans" style:font-family-generic="system" style:font-pitch="variable"/>
    <style:font-face style:name="Iosevka Comfy" svg:font-family="'Iosevka Comfy'"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s Nerd Font" svg:font-family="'Symbols Nerd Font'"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5T18:24:04.438408235</meta:creation-date>
    <dc:date>2024-12-05T18:30:02.041047019</dc:date>
    <meta:editing-duration>PT5M59S</meta:editing-duration>
    <meta:editing-cycles>1</meta:editing-cycles>
    <meta:document-statistic meta:table-count="0" meta:image-count="0" meta:object-count="0" meta:page-count="3" meta:paragraph-count="75" meta:word-count="671" meta:character-count="5390" meta:non-whitespace-character-count="4738"/>
    <meta:generator>LibreOffice/7.6.7.2$Linux_X86_64 LibreOffice_project/60$Build-2</meta:generator>
  </office:meta>
</office:document-meta>
</file>